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1.026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co1" style:family="table-column">
      <style:table-column-properties style:column-width="0.573cm" style:use-optimal-column-width="false"/>
    </style:style>
    <style:style style:name="co2" style:family="table-column">
      <style:table-column-properties style:column-width="0.586cm" style:use-optimal-column-width="false"/>
    </style:style>
    <style:style style:name="co3" style:family="table-column">
      <style:table-column-properties style:column-width="0.56cm" style:use-optimal-column-width="false"/>
    </style:style>
    <style:style style:name="co4" style:family="table-column">
      <style:table-column-properties style:column-width="0.587cm" style:use-optimal-column-width="false"/>
    </style:style>
    <style:style style:name="co5" style:family="table-column">
      <style:table-column-properties style:column-width="6.408cm" style:use-optimal-column-width="false"/>
    </style:style>
    <style:style style:name="ro1" style:family="table-row">
      <style:table-row-properties style:row-height="0.935cm"/>
    </style:style>
    <style:style style:name="ro2" style:family="table-row">
      <style:table-row-properties style:row-height="0.931cm"/>
    </style:style>
    <style:style style:name="ro3" style:family="table-row">
      <style:table-row-properties style:row-height="1.099cm"/>
    </style:style>
    <style:style style:name="ce1" style:family="table-cell">
      <style:graphic-properties draw:fill="solid" draw:fill-color="#666666" style:repeat="repeat" fo:padding-top="0.1cm" fo:padding-bottom="0.1cm" fo:padding-left="0.1cm" fo:padding-right="0.1cm"/>
      <style:paragraph-properties fo:border="0.001cm solid #000000"/>
    </style:style>
    <style:style style:name="ce2" style:family="table-cell">
      <style:graphic-properties draw:fill="solid" draw:fill-color="#e6e6e6" style:repeat="repeat" fo:padding-top="0.1cm" fo:padding-bottom="0.1cm" fo:padding-left="0.1cm" fo:padding-right="0.1cm"/>
      <style:paragraph-properties fo:border="0.001cm solid #000000"/>
    </style:style>
    <style:style style:name="ce3" style:family="table-cell">
      <style:graphic-properties draw:fill="solid" draw:fill-color="#e6e6e6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000000" fo:font-family="Verdana" style:font-family-generic="swiss" style:font-pitch="variable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Verdana" style:font-family-generic="swiss" style:font-pitch="variable"/>
    </style:style>
    <style:style style:name="P3" style:family="paragraph">
      <style:text-properties fo:font-family="Verdana" style:font-family-generic="swiss" style:font-pitch="variable"/>
    </style:style>
    <style:style style:name="T1" style:family="text">
      <style:text-properties fo:color="#000000" fo:font-family="Verdana" style:font-family-generic="swiss" style:font-pitch="variable"/>
    </style:style>
    <style:style style:name="T2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85cm" svg:y1="14.335cm" svg:x2="7.785cm" svg:y2="25.13cm">
          <text:p/>
        </draw:line>
        <draw:line draw:style-name="gr1" draw:text-style-name="P1" draw:layer="layout" svg:x1="7.89cm" svg:y1="14.335cm" svg:x2="20.59cm" svg:y2="14.335cm">
          <text:p/>
        </draw:line>
        <draw:frame draw:style-name="standard" draw:layer="layout" svg:width="11.473cm" svg:height="9.345cm" svg:x="7.818cm" svg:y="14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" draw:text-style-name="P1" draw:layer="layout" svg:x1="4.81cm" svg:y1="11.16cm" svg:x2="7.985cm" svg:y2="14.97cm">
          <text:p/>
        </draw:line>
        <draw:frame draw:style-name="standard" draw:layer="layout" svg:width="12.815cm" svg:height="1.28cm" svg:x="2.158cm" svg:y="9.422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3">
              <table:table-cell table:style-name="ce4">
                <text:p text:style-name="P2"><text:span text:style-name="T1">Char c</text:span></text:p>
              </table:table-cell>
              <table:table-cell table:style-name="ce5">
                <text:p>0x0F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3.597cm" svg:height="1.021cm" svg:x="3.54cm" svg:y="8.234cm">
          <draw:text-box>
            <text:p text:style-name="P3"><text:span text:style-name="T2">Character</text:span></text:p>
          </draw:text-box>
        </draw:frame>
        <draw:frame draw:style-name="gr4" draw:text-style-name="P3" draw:layer="layout" svg:width="2.161cm" svg:height="1.791cm" svg:x="10.269cm" svg:y="8.099cm">
          <draw:text-box>
            <text:p text:style-name="P3"><text:span text:style-name="T2">Color</text:span></text:p>
            <text:p text:style-name="P3"><text:span text:style-name="T2"/></text:p>
          </draw:text-box>
        </draw:frame>
        <draw:frame draw:style-name="gr5" draw:layer="layout" svg:width="3cm" svg:height="1.331cm" svg:x="4.81cm" svg:y="13.004cm">
          <draw:text-box>
            <text:p>0xB80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ix </meta:initial-creator>
    <meta:creation-date>2010-09-18T12:36:59</meta:creation-date>
    <dc:date>2010-09-18T12:57:16</dc:date>
    <dc:creator>markix </dc:creator>
    <meta:editing-duration>PT00H04M35S</meta:editing-duration>
    <meta:editing-cycles>1</meta:editing-cycles>
    <meta:document-statistic meta:object-count="8"/>
    <meta:generator>OpenOffice.org/3.2$Linux OpenOffice.org_project/320m12$Build-9483</meta:generator>
  </office:meta>
</office:document-meta>
</file>